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1.755cm" fo:min-width="6.081cm"/>
      <style:paragraph-properties style:writing-mode="lr-tb"/>
    </style:style>
    <style:style style:name="gr2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3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1.086cm" fo:min-width="6.081cm"/>
      <style:paragraph-properties style:writing-mode="lr-tb"/>
    </style:style>
    <style:style style:name="gr4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1.087cm" fo:min-width="6.081cm"/>
      <style:paragraph-properties style:writing-mode="lr-tb"/>
    </style:style>
    <style:style style:name="gr5" style:family="graphic" style:parent-style-name="standard">
      <style:graphic-properties draw:stroke="dash" draw:stroke-dash="Long_20_Dash" svg:stroke-color="#000000" draw:opacity="0%" draw:opacity-name="" draw:textarea-horizontal-align="justify" draw:textarea-vertical-align="middle" draw:auto-grow-height="false" fo:min-height="6.384cm" fo:min-width="15.411cm"/>
    </style:style>
    <style:style style:name="gr6" style:family="graphic" style:parent-style-name="standard">
      <style:graphic-properties draw:stroke="none" draw:fill="none" fo:min-height="1.951cm"/>
      <style:paragraph-properties style:writing-mode="lr-tb"/>
    </style:style>
    <style:style style:name="gr7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1.756cm" fo:min-width="6.0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8cm" fo:min-width="2.377cm"/>
      <style:paragraph-properties style:writing-mode="lr-tb"/>
    </style:style>
    <style:style style:name="gr9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0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1.086cm" fo:min-width="5.387cm"/>
      <style:paragraph-properties style:writing-mode="lr-tb"/>
    </style:style>
    <style:style style:name="gr11" style:family="graphic" style:parent-style-name="standard">
      <style:graphic-properties draw:stroke="dash" draw:stroke-dash="_32__20_Dots_20_1_20_Dash" svg:stroke-color="#000000" draw:fill-color="#000000" draw:opacity="0%" draw:textarea-horizontal-align="justify" draw:textarea-vertical-align="middle" draw:auto-grow-height="false" fo:min-height="5.177cm" fo:min-width="15.1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6cm" fo:min-width="1.754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-color="#000000" draw:opacity="0%"/>
      <style:paragraph-properties fo:text-align="center"/>
      <style:text-properties fo:color="#000000"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/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000000" draw:opacity="0%"/>
      <style:paragraph-properties fo:text-align="center"/>
    </style:style>
    <style:style style:name="P9" style:family="paragraph"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6.581cm" svg:height="2.005cm" svg:x="1.014cm" svg:y="3.182cm">
          <text:p text:style-name="P1"><text:span text:style-name="T1">Dafn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059cm" svg:y1="4.183cm" svg:x2="7.595cm" svg:y2="4.183cm">
          <text:p/>
        </draw:line>
        <draw:custom-shape draw:style-name="gr3" draw:text-style-name="P2" draw:layer="layout" svg:width="6.581cm" svg:height="1.336cm" svg:x="13.137cm" svg:y="2.18cm">
          <text:p text:style-name="P1"><text:span text:style-name="T1">Session 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581cm" svg:height="1.336cm" svg:x="13.138cm" svg:y="6.188cm">
          <text:p text:style-name="P1"><text:span text:style-name="T1">OQASM/OQIM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581cm" svg:height="1.337cm" svg:x="13.137cm" svg:y="4.183cm">
          <text:p text:style-name="P1"><text:span text:style-name="T1">QWhil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6.627cm" svg:height="7.35cm" svg:x="11.059cm" svg:y="0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2.469cm" svg:height="2.201cm" svg:x="14.201cm" svg:y="0.509cm">
          <draw:text-box>
            <text:p text:style-name="P5"><text:span text:style-name="T1">Q-Dafny Proof </text:span><text:span text:style-name="T1">System <text:s text:c="2"/></text:span><text:span text:style-name="T2">+</text:span></text:p>
          </draw:text-box>
        </draw:frame>
        <draw:custom-shape draw:style-name="gr7" draw:text-style-name="P2" draw:layer="layout" svg:width="6.582cm" svg:height="2.006cm" svg:x="14.867cm" svg:y="11.866cm">
          <text:p text:style-name="P1"><text:span text:style-name="T1">OpenQAS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985cm" svg:y1="7.858cm" svg:x2="17.985cm" svg:y2="11.867cm">
          <text:p/>
        </draw:line>
        <draw:frame draw:style-name="gr8" draw:text-style-name="P7" draw:layer="layout" svg:width="5.405cm" svg:height="2.288cm" svg:x="18.217cm" svg:y="9.65cm">
          <draw:text-box>
            <text:p text:style-name="P5">VOQC/VQO</text:p>
          </draw:text-box>
        </draw:frame>
        <draw:line draw:style-name="gr9" draw:text-style-name="P3" draw:layer="layout" svg:x1="21.102cm" svg:y1="0.509cm" svg:x2="21.102cm" svg:y2="7.859cm">
          <text:p/>
        </draw:line>
        <draw:custom-shape draw:style-name="gr10" draw:text-style-name="P2" draw:layer="layout" svg:width="5.887cm" svg:height="1.336cm" svg:x="21.453cm" svg:y="2.71cm">
          <text:p text:style-name="P1"><text:span text:style-name="T1">Phase Typ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887cm" svg:height="1.336cm" svg:x="21.453cm" svg:y="4.853cm">
          <text:p text:style-name="P1"><text:span text:style-name="T1">High-D QFT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6.277cm" svg:height="6.013cm" svg:x="10.712cm" svg:y="8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0" draw:layer="layout" svg:width="4.236cm" svg:height="1.956cm" svg:x="23.368cm" svg:y="13.716cm">
          <draw:text-box>
            <text:p text:style-name="P9"><text:span text:style-name="T3">Second stage</text:span></text:p>
          </draw:text-box>
        </draw:frame>
        <draw:frame draw:style-name="gr12" draw:text-style-name="P10" draw:layer="layout" svg:width="4.236cm" svg:height="1.956cm" svg:x="23.622cm" svg:y="6.905cm">
          <draw:text-box>
            <text:p text:style-name="P9"><text:span text:style-name="T3">Third stage</text:span>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761cm" svg:x="1cm" svg:y="3.04cm"/>
      <draw:page-thumbnail draw:layer="backgroundobjects" svg:width="9.294cm" svg:height="5.761cm" svg:x="1cm" svg:y="11.088cm"/>
      <draw:page-thumbnail draw:layer="backgroundobjects" svg:width="9.294cm" svg:height="5.761cm" svg:x="1cm" svg:y="19.136cm"/>
      <draw:page-thumbnail draw:layer="backgroundobjects" svg:width="9.294cm" svg:height="5.761cm" svg:x="11.295cm" svg:y="3.04cm"/>
      <draw:page-thumbnail draw:layer="backgroundobjects" svg:width="9.294cm" svg:height="5.761cm" svg:x="11.295cm" svg:y="11.088cm"/>
      <draw:page-thumbnail draw:layer="backgroundobjects" svg:width="9.294cm" svg:height="5.761cm" svg:x="11.295cm" svg:y="19.136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0:44:42.589844625</meta:creation-date>
    <dc:date>2022-07-21T11:10:02.268598635</dc:date>
    <meta:editing-duration>PT15M7S</meta:editing-duration>
    <meta:editing-cycles>3</meta:editing-cycles>
    <meta:generator>LibreOffice/6.4.7.2$Linux_X86_64 LibreOffice_project/40$Build-2</meta:generator>
    <meta:document-statistic meta:object-count="39"/>
  </office:meta>
</office:document-meta>
</file>